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Paragraphe_20_de_20_liste" style:list-style-name="L1"/>
    <style:style style:name="P2" style:family="paragraph" style:parent-style-name="Heading_20_1" style:master-page-name="MP0">
      <style:paragraph-properties fo:text-align="center" style:justify-single-word="false" style:page-number="auto" fo:break-before="page"/>
    </style:style>
    <style:style style:name="P3" style:family="paragraph">
      <style:paragraph-properties style:writing-mode="lr-tb"/>
    </style:style>
    <style:style style:name="T1" style:family="text"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T2" style:family="text">
      <style:text-properties officeooo:rsid="00114cdb"/>
    </style:style>
    <style:style style:name="T3" style:family="text">
      <style:text-properties officeooo:rsid="00141573"/>
    </style:style>
    <style:style style:name="T4" style:family="text">
      <style:text-properties officeooo:rsid="0015cae8"/>
    </style:style>
    <text:list-style style:name="L1">
      <text:list-level-style-bullet text:level="1" text:style-name="WW_5f_CharLFO1LVL1" text:bullet-char="-">
        <style:list-level-properties text:space-before="0.635cm" text:min-label-width="0.635cm"/>
        <style:text-properties style:font-name="Calibri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a0a0a0" draw:opacity="100%" fo:min-height="0cm" fo:min-width="0cm" style:run-through="background" style:wrap="parallel" style:number-wrapped-paragraphs="no-limit" style:wrap-contour="false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2">cdc</text:span>Cahier des charges</text:h>
      <text:p text:style-name="Normal"><text:span text:style-name="Emphase_20_pâle"><text:span text:style-name="T1">But :</text:span></text:span></text:p>
      <text:p text:style-name="Normal"><draw:custom-shape text:anchor-type="as-char" svg:y="0cm" draw:z-index="0" draw:name="Horizontal Line 1" draw:style-name="gr1" draw:text-style-name="P3" svg:width="16.006cm" svg:height="0.235cm"><text:p/><draw:enhanced-geometry svg:viewBox="0 0 21600 21600" draw:type="non-primitive" draw:enhanced-path="M 0 0 L 21600 0 21600 21600 0 21600 Z N"/></draw:custom-shape></text:p>
      <text:p text:style-name="Normal">-Interface Client/serveur graphique d’un chat écris (fait a 50%) :</text:p>
      <text:p text:style-name="Normal"><text:tab/>-réalisation d’une communication P2P(faible nombre client)</text:p>
      <text:p text:style-name="Normal"><text:tab/>-<text:span text:style-name="T3">interface</text:span> graphique</text:p>
      <text:p text:style-name="Normal"><text:tab/>-hiérarchie Administrateur/modo/client</text:p>
      <text:p text:style-name="Normal"><text:tab/>-commande serveur (ping,kick,…)</text:p>
      <text:p text:style-name="Normal"><text:tab/>-option de modification de raccourci<text:span text:style-name="T3">s</text:span></text:p>
      <text:p text:style-name="Normal"><text:tab/>- synchronisation de la liste de présence des hôtes possibles (liste de contacts, historique, liste des hôtes connectés)</text:p>
      <text:p text:style-name="Normal">2 systemes</text:p>
      <text:list xml:id="list8759737420957861162" text:style-name="L1">
        <text:list-item>
          <text:p text:style-name="P1">Un truc central</text:p>
        </text:list-item>
        <text:list-item>
          <text:p text:style-name="P1">Si turc central non disponible, il y a un service qui émet et reçoit périodiquement des paquets ‘keep alive’ des autres hôtes</text:p>
        </text:list-item>
      </text:list>
      <text:p text:style-name="Normal">optionnel-Interface Client/serveur texte :</text:p>
      <text:p text:style-name="Normal"><text:tab/>-importation des fonctionnalités du système précédent</text:p>
      <text:p text:style-name="Normal">Priorité 2° :</text:p>
      <text:p text:style-name="Normal"><text:tab/>-rajout d’une communication hors P2P (client/serveur)</text:p>
      <text:p text:style-name="Normal"><text:tab/>-réalisations de chat secondaire (message priver/ …)</text:p>
      <text:p text:style-name="Normal">Priorité 3° :</text:p>
      <text:p text:style-name="Normal"><text:tab/>-Recherche d’une bibliothèque Voice/IP</text:p>
      <text:p text:style-name="Normal"><text:tab/>Client: -réglage micro, audio (choix du micro, du seuil de Start envoyé(antibruit))</text:p>
      <text:p text:style-name="Normal"><text:tab/> <text:tab/>-implémentation de l’option appuyer pour parler, couper l’in/output odio,… </text:p>
      <text:p text:style-name="Normal"/>
      <text:p text:style-name="Normal"><draw:custom-shape text:anchor-type="as-char" svg:y="0cm" draw:z-index="1" draw:name="Horizontal Line 2" draw:style-name="gr1" draw:text-style-name="P3" svg:width="16.006cm" svg:height="0.235cm"><text:p/><draw:enhanced-geometry svg:viewBox="0 0 21600 21600" draw:type="non-primitive" draw:enhanced-path="M 0 0 L 21600 0 21600 21600 0 21600 Z N"/></draw:custom-shape></text:p>
      <text:p text:style-name="Normal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MS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MS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WW_5f_CharLFO1LVL1" style:display-name="WW_CharLFO1LVL1" style:family="text">
      <style:text-properties style:font-name="Calibri" fo:font-family="Calibri" style:font-family-generic="swiss" style:font-pitch="variable" style:font-name-asian="MS Mincho" style:font-family-asian="'MS Mincho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francois Morillon</meta:initial-creator>
    <meta:creation-date>2015-03-10T18:50:00Z</meta:creation-date>
    <dc:date>2015-03-12T23:49:22.662027073</dc:date>
    <meta:editing-cycles>6</meta:editing-cycles>
    <meta:editing-duration>PT25M19S</meta:editing-duration>
    <meta:document-statistic meta:table-count="0" meta:image-count="0" meta:object-count="0" meta:page-count="1" meta:paragraph-count="24" meta:word-count="134" meta:character-count="985" meta:non-whitespace-character-count="858"/>
    <meta:template xlink:type="simple" xlink:actuate="onRequest" xlink:title="" xlink:href="Normal.dotm"/>
  </office:meta>
</office:document-meta>
</file>